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146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146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146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146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146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146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146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146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146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146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146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146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146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146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146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146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146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abian Isaac  Brito Góm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/1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909100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Pedro Angel  Bri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694543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3.4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55" meta:non-whitespace-character-count="986"/>
    <meta:template xlink:type="simple" xlink:actuate="onRequest" xlink:title="Normal" xlink:href=""/>
  </office:meta>
</office:document-meta>
</file>